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.425065626040371" calcext:value-type="float">
            <text:p>0.425065626040371</text:p>
          </table:table-cell>
          <table:table-cell table:formula="of:=[.A1]" office:value-type="float" office:value="0.425065626040371" calcext:value-type="float">
            <text:p>0.425065626040371</text:p>
          </table:table-cell>
        </table:table-row>
        <table:table-row table:style-name="ro1">
          <table:table-cell office:value-type="float" office:value="0.996503865071929" calcext:value-type="float">
            <text:p>0.996503865071929</text:p>
          </table:table-cell>
          <table:table-cell table:formula="of:=[.A2]+[.B1]" office:value-type="float" office:value="1.4215694911123" calcext:value-type="float">
            <text:p>1.4215694911123</text:p>
          </table:table-cell>
        </table:table-row>
        <table:table-row table:style-name="ro1">
          <table:table-cell office:value-type="float" office:value="0.83780462614373" calcext:value-type="float">
            <text:p>0.83780462614373</text:p>
          </table:table-cell>
          <table:table-cell table:formula="of:=[.A3]+[.B2]" office:value-type="float" office:value="2.25937411725603" calcext:value-type="float">
            <text:p>2.25937411725603</text:p>
          </table:table-cell>
        </table:table-row>
        <table:table-row table:style-name="ro1">
          <table:table-cell office:value-type="float" office:value="0.629732546799402" calcext:value-type="float">
            <text:p>0.629732546799402</text:p>
          </table:table-cell>
          <table:table-cell table:formula="of:=[.A4]+[.B3]" office:value-type="float" office:value="2.88910666405543" calcext:value-type="float">
            <text:p>2.88910666405543</text:p>
          </table:table-cell>
        </table:table-row>
        <table:table-row table:style-name="ro1">
          <table:table-cell office:value-type="float" office:value="0.0282664032921248" calcext:value-type="float">
            <text:p>0.0282664032921248</text:p>
          </table:table-cell>
          <table:table-cell table:formula="of:=[.A5]+[.B4]" office:value-type="float" office:value="2.91737306734756" calcext:value-type="float">
            <text:p>2.91737306734756</text:p>
          </table:table-cell>
        </table:table-row>
        <table:table-row table:style-name="ro1">
          <table:table-cell office:value-type="float" office:value="0.024402115443186" calcext:value-type="float">
            <text:p>0.024402115443186</text:p>
          </table:table-cell>
          <table:table-cell table:formula="of:=[.A6]+[.B5]" office:value-type="float" office:value="2.94177518279074" calcext:value-type="float">
            <text:p>2.94177518279074</text:p>
          </table:table-cell>
        </table:table-row>
        <table:table-row table:style-name="ro1">
          <table:table-cell office:value-type="float" office:value="0.0914366008464148" calcext:value-type="float">
            <text:p>0.0914366008464148</text:p>
          </table:table-cell>
          <table:table-cell table:formula="of:=[.A7]+[.B6]" office:value-type="float" office:value="3.03321178363716" calcext:value-type="float">
            <text:p>3.03321178363716</text:p>
          </table:table-cell>
        </table:table-row>
        <table:table-row table:style-name="ro1">
          <table:table-cell office:value-type="float" office:value="0.825409106858043" calcext:value-type="float">
            <text:p>0.825409106858043</text:p>
          </table:table-cell>
          <table:table-cell table:formula="of:=[.A8]+[.B7]" office:value-type="float" office:value="3.8586208904952" calcext:value-type="float">
            <text:p>3.8586208904952</text:p>
          </table:table-cell>
        </table:table-row>
        <table:table-row table:style-name="ro1">
          <table:table-cell office:value-type="float" office:value="0.821985483012847" calcext:value-type="float">
            <text:p>0.821985483012847</text:p>
          </table:table-cell>
          <table:table-cell table:formula="of:=[.A9]+[.B8]" office:value-type="float" office:value="4.68060637350805" calcext:value-type="float">
            <text:p>4.68060637350805</text:p>
          </table:table-cell>
        </table:table-row>
        <table:table-row table:style-name="ro1">
          <table:table-cell office:value-type="float" office:value="0.774430903338234" calcext:value-type="float">
            <text:p>0.774430903338234</text:p>
          </table:table-cell>
          <table:table-cell table:formula="of:=[.A10]+[.B9]" office:value-type="float" office:value="5.45503727684628" calcext:value-type="float">
            <text:p>5.45503727684628</text:p>
          </table:table-cell>
        </table:table-row>
        <table:table-row table:style-name="ro1">
          <table:table-cell office:value-type="float" office:value="0.365542639814458" calcext:value-type="float">
            <text:p>0.365542639814458</text:p>
          </table:table-cell>
          <table:table-cell table:formula="of:=[.A11]+[.B10]" office:value-type="float" office:value="5.82057991666074" calcext:value-type="float">
            <text:p>5.82057991666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4T22:56:17.167000000</dc:date>
    <meta:editing-duration>P0D</meta:editing-duration>
    <meta:editing-cycles>1</meta:editing-cycles>
    <meta:document-statistic meta:table-count="1" meta:cell-count="22" meta:object-count="0"/>
    <meta:generator>LibreOffice/7.2.4.1$Windows_X86_64 LibreOffice_project/27d75539669ac387bb498e35313b970b7fe9c4f9</meta:generator>
  </office:meta>
</office:document-meta>
</file>